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CBBDE380382C06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er_20_defecte-title">
      <style:graphic-properties fo:min-height="2.629cm"/>
      <style:paragraph-properties style:writing-mode="lr-tb"/>
    </style:style>
    <style:style style:name="pr2" style:family="presentation" style:parent-style-name="Per_20_defecte-subtitle">
      <style:graphic-properties draw:fill-color="#ffffff" fo:min-height="9.134cm"/>
      <style:paragraph-properties style:writing-mode="lr-tb"/>
    </style:style>
    <style:style style:name="pr3" style:family="presentation" style:parent-style-name="Per_20_defect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49cm" svg:x="0.062cm" svg:y="0.041cm">
          <draw:image xlink:href="Pictures/100000000000078000000438CBBDE380382C06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14T18:58:19.756000000</dc:date>
    <meta:editing-duration>PT13S</meta:editing-duration>
    <meta:editing-cycles>1</meta:editing-cycles>
    <meta:document-statistic meta:object-count="26"/>
    <meta:generator>LibreOffice/7.4.3.2$Windows_X86_64 LibreOffice_project/1048a8393ae2eeec98dff31b5c133c5f1d08b890</meta:generator>
  </office:meta>
</office:document-meta>
</file>